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OQUE MAMANI, GRACIELA EUGEN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2220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MAKRO - AREQUIPA (COST. TERMINAL)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11589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OQUE MAMANI, GRACIELA EUGEN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222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AVIP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2:04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